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ivo" table:style-name="ta1">
        <table:shapes>
          <draw:frame draw:z-index="0" draw:style-name="gr1" draw:text-style-name="P1" svg:width="159.99mm" svg:height="89.99mm" svg:x="137.02mm" svg:y="17.11mm">
            <draw:object draw:notify-on-update-of-ranges="crivo.B4:crivo.B8 crivo.C3:crivo.C3 crivo.C4:crivo.C8 crivo.D3:crivo.D3 crivo.D4:crivo.D8 crivo.E3:crivo.E3 crivo.E4:crivo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9"/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r</text:p>
          </table:table-cell>
          <table:table-cell table:style-name="ce8" office:value-type="string" calcext:value-type="string">
            <text:p>bit-a-bit</text:p>
          </table:table-cell>
        </table:table-row>
        <table:table-row table:style-name="ro2">
          <table:table-cell table:style-name="ce5" office:value-type="string" calcext:value-type="string">
            <text:p>bytes allocated</text:p>
          </table:table-cell>
          <table:table-cell office:value-type="float" office:value="10000" calcext:value-type="float">
            <text:p>10000</text:p>
          </table:table-cell>
          <table:table-cell office:value-type="float" office:value="112.708" calcext:value-type="float">
            <text:p>112,708</text:p>
          </table:table-cell>
          <table:table-cell table:number-columns-repeated="2" office:value-type="float" office:value="82.705" calcext:value-type="float">
            <text:p>82,705</text:p>
          </table:table-cell>
        </table:table-row>
        <table:table-row table:style-name="ro1">
          <table:table-cell table:style-name="ce6"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char</text:p>
          </table:table-cell>
          <table:table-cell table:style-name="ce8" office:value-type="string" calcext:value-type="string">
            <text:p>bit-a-bi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5">
            <text:p>elapsed time [s]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68" calcext:value-type="float">
            <text:p>6,8E-05</text:p>
          </table:table-cell>
        </table:table-row>
        <table:table-row table:style-name="ro1">
          <table:covered-table-cell table:style-name="ce6"/>
          <table:table-cell office:value-type="float" office:value="10000" calcext:value-type="float">
            <text:p>10000</text:p>
          </table:table-cell>
          <table:table-cell office:value-type="float" office:value="0.000504" calcext:value-type="float">
            <text:p>0,000504</text:p>
          </table:table-cell>
          <table:table-cell office:value-type="float" office:value="0.000402" calcext:value-type="float">
            <text:p>0,000402</text:p>
          </table:table-cell>
          <table:table-cell office:value-type="float" office:value="0.000828" calcext:value-type="float">
            <text:p>0,000828</text:p>
          </table:table-cell>
        </table:table-row>
        <table:table-row table:style-name="ro1">
          <table:covered-table-cell table:style-name="ce6"/>
          <table:table-cell office:value-type="float" office:value="100000" calcext:value-type="float">
            <text:p>100000</text:p>
          </table:table-cell>
          <table:table-cell office:value-type="float" office:value="0.007783" calcext:value-type="float">
            <text:p>0,007783</text:p>
          </table:table-cell>
          <table:table-cell office:value-type="float" office:value="0.005646" calcext:value-type="float">
            <text:p>0,005646</text:p>
          </table:table-cell>
          <table:table-cell office:value-type="float" office:value="0.011126" calcext:value-type="float">
            <text:p>0,011126</text:p>
          </table:table-cell>
        </table:table-row>
        <table:table-row table:style-name="ro1">
          <table:covered-table-cell table:style-name="ce6"/>
          <table:table-cell office:value-type="float" office:value="1000000" calcext:value-type="float">
            <text:p>1000000</text:p>
          </table:table-cell>
          <table:table-cell office:value-type="float" office:value="0.384594" calcext:value-type="float">
            <text:p>0,384594</text:p>
          </table:table-cell>
          <table:table-cell office:value-type="float" office:value="0.126577" calcext:value-type="float">
            <text:p>0,126577</text:p>
          </table:table-cell>
          <table:table-cell office:value-type="float" office:value="0.142911" calcext:value-type="float">
            <text:p>0,142911</text:p>
          </table:table-cell>
        </table:table-row>
        <table:table-row table:style-name="ro1">
          <table:covered-table-cell table:style-name="ce6"/>
          <table:table-cell office:value-type="float" office:value="10000000" calcext:value-type="float">
            <text:p>10000000</text:p>
          </table:table-cell>
          <table:table-cell office:value-type="float" office:value="4.540827" calcext:value-type="float">
            <text:p>4,540827</text:p>
          </table:table-cell>
          <table:table-cell office:value-type="float" office:value="3.464845" calcext:value-type="float">
            <text:p>3,464845</text:p>
          </table:table-cell>
          <table:table-cell office:value-type="float" office:value="3.06678" calcext:value-type="float">
            <text:p>3,06678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josefo" table:style-name="ta1">
        <table:shapes>
          <draw:frame draw:z-index="0" draw:style-name="gr1" draw:text-style-name="P1" svg:width="159.99mm" svg:height="89.99mm" svg:x="117.2mm" svg:y="16.05mm">
            <draw:object draw:notify-on-update-of-ranges="josefo.B4:josefo.B8 josefo.C3:josefo.C3 josefo.C4:josefo.C8 josefo.D3:josefo.D3 josefo.D4:josefo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ce9"/>
        <table:table-row table:style-name="ro1">
          <table:table-cell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bit-a-bit</text:p>
          </table:table-cell>
        </table:table-row>
        <table:table-row table:style-name="ro2">
          <table:table-cell table:style-name="ce5" office:value-type="string" calcext:value-type="string">
            <text:p>bytes allocated</text:p>
          </table:table-cell>
          <table:table-cell office:value-type="float" office:value="10000" calcext:value-type="float">
            <text:p>10000</text:p>
          </table:table-cell>
          <table:table-cell office:value-type="float" office:value="112.708" calcext:value-type="float">
            <text:p>112,708</text:p>
          </table:table-cell>
          <table:table-cell office:value-type="float" office:value="73.955" calcext:value-type="float">
            <text:p>73,955</text:p>
          </table:table-cell>
        </table:table-row>
        <table:table-row table:style-name="ro1">
          <table:table-cell table:style-name="ce6"/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bit-a-bi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5">
            <text:p>elapsed time [s]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.001518" calcext:value-type="float">
            <text:p>0,001518</text:p>
          </table:table-cell>
          <table:table-cell table:style-name="Default" office:value-type="float" office:value="0.001861" calcext:value-type="float">
            <text:p>0,001861</text:p>
          </table:table-cell>
        </table:table-row>
        <table:table-row table:style-name="ro1">
          <table:covered-table-cell table:style-name="ce6"/>
          <table:table-cell office:value-type="float" office:value="10000" calcext:value-type="float">
            <text:p>10000</text:p>
          </table:table-cell>
          <table:table-cell table:style-name="Default" office:value-type="float" office:value="0.019382" calcext:value-type="float">
            <text:p>0,019382</text:p>
          </table:table-cell>
          <table:table-cell table:style-name="Default" office:value-type="float" office:value="0.022822" calcext:value-type="float">
            <text:p>0,022822</text:p>
          </table:table-cell>
        </table:table-row>
        <table:table-row table:style-name="ro1">
          <table:covered-table-cell table:style-name="ce6"/>
          <table:table-cell office:value-type="float" office:value="100000" calcext:value-type="float">
            <text:p>100000</text:p>
          </table:table-cell>
          <table:table-cell table:style-name="Default" office:value-type="float" office:value="0.255965" calcext:value-type="float">
            <text:p>0,255965</text:p>
          </table:table-cell>
          <table:table-cell table:style-name="Default" office:value-type="float" office:value="0.27718" calcext:value-type="float">
            <text:p>0,27718</text:p>
          </table:table-cell>
        </table:table-row>
        <table:table-row table:style-name="ro1">
          <table:covered-table-cell table:style-name="ce6"/>
          <table:table-cell office:value-type="float" office:value="1000000" calcext:value-type="float">
            <text:p>1000000</text:p>
          </table:table-cell>
          <table:table-cell table:style-name="Default" office:value-type="float" office:value="2.888433" calcext:value-type="float">
            <text:p>2,888433</text:p>
          </table:table-cell>
          <table:table-cell table:style-name="Default" office:value-type="float" office:value="3.273115" calcext:value-type="float">
            <text:p>3,273115</text:p>
          </table:table-cell>
        </table:table-row>
        <table:table-row table:style-name="ro1">
          <table:covered-table-cell table:style-name="ce6"/>
          <table:table-cell office:value-type="float" office:value="10000000" calcext:value-type="float">
            <text:p>10000000</text:p>
          </table:table-cell>
          <table:table-cell table:style-name="Default" office:value-type="float" office:value="32.880585" calcext:value-type="float">
            <text:p>32,880585</text:p>
          </table:table-cell>
          <table:table-cell table:style-name="Default" office:value-type="float" office:value="37.493969" calcext:value-type="float">
            <text:p>37,493969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09:43:52.6530575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09:04:00.712589792</meta:creation-date>
    <meta:print-date>2020-09-17T09:32:14.507779983</meta:print-date>
    <dc:date>2020-09-17T09:51:18.455894925</dc:date>
    <meta:editing-duration>PT14M8S</meta:editing-duration>
    <meta:editing-cycles>3</meta:editing-cycles>
    <meta:generator>LibreOffice/6.1.5.2$Linux_X86_64 LibreOffice_project/10$Build-2</meta:generator>
    <meta:document-statistic meta:table-count="2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703cm" style:legend-expansion="high" chart:style-name="ch2"/>
        <chart:plot-area chart:style-name="ch3" table:cell-range-address="crivo.B3:crivo.E8" chart:data-source-has-labels="both" svg:x="0.32cm" svg:y="0.18cm" svg:width="12.878cm" svg:height="8.64cm">
          <chartooo:coordinate-region svg:x="1.047cm" svg:y="0.379cm" svg:width="11.408cm" svg:height="7.794cm"/>
          <chart:axis chart:dimension="x" chart:name="primary-x" chart:style-name="ch4" chartooo:axis-type="auto">
            <chartooo:date-scale/>
            <chart:categories table:cell-range-address="crivo.B4:crivo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rivo.C4:crivo.C8" chart:label-cell-address="crivo.C3:crivo.C3" chart:class="chart:line">
            <chart:data-point chart:repeated="5"/>
          </chart:series>
          <chart:series chart:style-name="ch7" chart:values-cell-range-address="crivo.D4:crivo.D8" chart:label-cell-address="crivo.D3:crivo.D3" chart:class="chart:line">
            <chart:data-point chart:repeated="5"/>
          </chart:series>
          <chart:series chart:style-name="ch8" chart:values-cell-range-address="crivo.E4:crivo.E8" chart:label-cell-address="crivo.E3:crivo.E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</text:p>
                <draw:g>
                  <svg:desc>crivo.C3:crivo.C3</svg:desc>
                </draw:g>
              </table:table-cell>
              <table:table-cell office:value-type="string">
                <text:p>char</text:p>
                <draw:g>
                  <svg:desc>crivo.D3:crivo.D3</svg:desc>
                </draw:g>
              </table:table-cell>
              <table:table-cell office:value-type="string">
                <text:p>bit-a-bit</text:p>
                <draw:g>
                  <svg:desc>crivo.E3:crivo.E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rivo.B4:crivo.B8</svg:desc>
                </draw:g>
              </table:table-cell>
              <table:table-cell office:value-type="float" office:value="0.000054">
                <text:p>0.000054</text:p>
                <draw:g>
                  <svg:desc>crivo.C4:crivo.C8</svg:desc>
                </draw:g>
              </table:table-cell>
              <table:table-cell office:value-type="float" office:value="0.000045">
                <text:p>0.000045</text:p>
                <draw:g>
                  <svg:desc>crivo.D4:crivo.D8</svg:desc>
                </draw:g>
              </table:table-cell>
              <table:table-cell office:value-type="float" office:value="0.000068">
                <text:p>0.000068</text:p>
                <draw:g>
                  <svg:desc>crivo.E4:crivo.E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504">
                <text:p>0.000504</text:p>
              </table:table-cell>
              <table:table-cell office:value-type="float" office:value="0.000402">
                <text:p>0.000402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7783">
                <text:p>0.007783</text:p>
              </table:table-cell>
              <table:table-cell office:value-type="float" office:value="0.005646">
                <text:p>0.005646</text:p>
              </table:table-cell>
              <table:table-cell office:value-type="float" office:value="0.011126">
                <text:p>0.01112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84594">
                <text:p>0.384594</text:p>
              </table:table-cell>
              <table:table-cell office:value-type="float" office:value="0.126577">
                <text:p>0.126577</text:p>
              </table:table-cell>
              <table:table-cell office:value-type="float" office:value="0.142911">
                <text:p>0.14291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.540827">
                <text:p>4.540827</text:p>
              </table:table-cell>
              <table:table-cell office:value-type="float" office:value="3.464845">
                <text:p>3.464845</text:p>
              </table:table-cell>
              <table:table-cell office:value-type="float" office:value="3.06678">
                <text:p>3.06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952cm" style:legend-expansion="high" chart:style-name="ch2"/>
        <chart:plot-area chart:style-name="ch3" table:cell-range-address="josefo.B3:josefo.D8" chart:data-source-has-labels="both" svg:x="0.32cm" svg:y="0.18cm" svg:width="12.878cm" svg:height="8.64cm">
          <chartooo:coordinate-region svg:x="0.941cm" svg:y="0.379cm" svg:width="11.514cm" svg:height="7.794cm"/>
          <chart:axis chart:dimension="x" chart:name="primary-x" chart:style-name="ch4" chartooo:axis-type="auto">
            <chartooo:date-scale/>
            <chart:categories table:cell-range-address="josefo.B4:josefo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josefo.C4:josefo.C8" chart:label-cell-address="josefo.C3:josefo.C3" chart:class="chart:line">
            <chart:data-point chart:repeated="5"/>
          </chart:series>
          <chart:series chart:style-name="ch7" chart:values-cell-range-address="josefo.D4:josefo.D8" chart:label-cell-address="josefo.D3:josefo.D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</text:p>
                <draw:g>
                  <svg:desc>josefo.C3:josefo.C3</svg:desc>
                </draw:g>
              </table:table-cell>
              <table:table-cell office:value-type="string">
                <text:p>bit-a-bit</text:p>
                <draw:g>
                  <svg:desc>josefo.D3:josefo.D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josefo.B4:josefo.B8</svg:desc>
                </draw:g>
              </table:table-cell>
              <table:table-cell office:value-type="float" office:value="0.001518">
                <text:p>0.001518</text:p>
                <draw:g>
                  <svg:desc>josefo.C4:josefo.C8</svg:desc>
                </draw:g>
              </table:table-cell>
              <table:table-cell office:value-type="float" office:value="0.001861">
                <text:p>0.001861</text:p>
                <draw:g>
                  <svg:desc>josefo.D4:josefo.D8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9382">
                <text:p>0.019382</text:p>
              </table:table-cell>
              <table:table-cell office:value-type="float" office:value="0.022822">
                <text:p>0.02282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255965">
                <text:p>0.255965</text:p>
              </table:table-cell>
              <table:table-cell office:value-type="float" office:value="0.27718">
                <text:p>0.2771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.888433">
                <text:p>2.888433</text:p>
              </table:table-cell>
              <table:table-cell office:value-type="float" office:value="3.273115">
                <text:p>3.27311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2.880585">
                <text:p>32.880585</text:p>
              </table:table-cell>
              <table:table-cell office:value-type="float" office:value="37.493969">
                <text:p>37.493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